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13cm" fo:padding-top="0.175cm" fo:padding-bottom="0.175cm" fo:padding-left="0.3cm" fo:padding-right="0.3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13.6cm" svg:height="1.788cm" svg:x="4.6cm" svg:y="3.212cm">
          <text:p text:style-name="P1"><text:span text:style-name="T1">1. Hacer movida </text:span><text:span text:style-name="T1">ganad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13.6cm" svg:height="1.788cm" svg:x="4.6cm" svg:y="6.812cm">
          <text:p text:style-name="P1"><text:span text:style-name="T1">2. </text:span><text:span text:style-name="T1">B</text:span><text:span text:style-name="T1">lo</text:span><text:span text:style-name="T1">q</text:span><text:span text:style-name="T1">u</text:span><text:span text:style-name="T1">e</text:span><text:span text:style-name="T1">ar </text:span><text:span text:style-name="T1">m</text:span><text:span text:style-name="T1">o</text:span><text:span text:style-name="T1">vi</text:span><text:span text:style-name="T1">d</text:span><text:span text:style-name="T1">a </text:span><text:span text:style-name="T1">g</text:span><text:span text:style-name="T1">a</text:span><text:span text:style-name="T1">n</text:span><text:span text:style-name="T1">a</text:span><text:span text:style-name="T1">d</text:span><text:span text:style-name="T1">o</text:span><text:span text:style-name="T1">ra </text:span><text:span text:style-name="T1">d</text:span><text:span text:style-name="T1">e </text:span><text:span text:style-name="T1">ju</text:span><text:span text:style-name="T1">g</text:span><text:span text:style-name="T1">a</text:span><text:span text:style-name="T1">d</text:span><text:span text:style-name="T1">o</text:span><text:span text:style-name="T1">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.4cm" svg:y1="5cm" svg:x2="11.4cm" svg:y2="6.812cm" draw:start-shape="id1" draw:start-glue-point="2" draw:end-shape="id2" draw:end-glue-point="0" svg:d="M11400 5000v1812" svg:viewBox="0 0 1 1813">
          <text:p/>
        </draw:connector>
        <draw:custom-shape draw:style-name="gr1" draw:text-style-name="P2" xml:id="id3" draw:id="id3" draw:layer="layout" svg:width="13.6cm" svg:height="1.788cm" svg:x="4.6cm" svg:y="10.512cm">
          <text:p text:style-name="P1"><text:span text:style-name="T1">3. </text:span><text:span text:style-name="T1">M</text:span><text:span text:style-name="T1">o</text:span><text:span text:style-name="T1">v</text:span><text:span text:style-name="T1">er </text:span><text:span text:style-name="T1">e</text:span><text:span text:style-name="T1">n </text:span><text:span text:style-name="T1">u</text:span><text:span text:style-name="T1">n</text:span><text:span text:style-name="T1">a </text:span><text:span text:style-name="T1">e</text:span><text:span text:style-name="T1">s</text:span><text:span text:style-name="T1">q</text:span><text:span text:style-name="T1">ui</text:span><text:span text:style-name="T1">n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3.6cm" svg:height="1.788cm" svg:x="4.6cm" svg:y="14.112cm">
          <text:p text:style-name="P1"><text:span text:style-name="T1">4. Mover en </text:span><text:span text:style-name="T1">el cent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.4cm" svg:y1="12.3cm" svg:x2="11.4cm" svg:y2="14.112cm" draw:start-shape="id3" draw:start-glue-point="2" draw:end-shape="id4" draw:end-glue-point="0" svg:d="M11400 12300v1812" svg:viewBox="0 0 1 1813">
          <text:p/>
        </draw:connector>
        <draw:connector draw:style-name="gr2" draw:text-style-name="P3" draw:layer="layout" draw:type="line" svg:x1="11.4cm" svg:y1="8.675cm" svg:x2="11.4cm" svg:y2="10.087cm" svg:d="M11400 8675v1412" svg:viewBox="0 0 1 1413">
          <text:p/>
        </draw:connector>
        <draw:custom-shape draw:style-name="gr1" draw:text-style-name="P2" xml:id="id5" draw:id="id5" draw:layer="layout" svg:width="13.6cm" svg:height="1.788cm" svg:x="4.6cm" svg:y="17.712cm">
          <text:p text:style-name="P1"><text:span text:style-name="T1">5. Mover en un 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.4cm" svg:y1="15.9cm" svg:x2="11.4cm" svg:y2="17.712cm" draw:end-shape="id5" draw:end-glue-point="0" svg:d="M11400 15900v1812" svg:viewBox="0 0 1 1813">
          <text:p/>
        </draw:connector>
        <draw:line draw:style-name="gr3" draw:text-style-name="P3" xml:id="id6" draw:id="id6" draw:layer="layout" svg:x1="1.6cm" svg:y1="1.7cm" svg:x2="11.4cm" svg:y2="1.7cm">
          <text:p/>
        </draw:line>
        <draw:connector draw:style-name="gr2" draw:text-style-name="P3" draw:layer="layout" draw:type="line" svg:x1="11.4cm" svg:y1="1.7cm" svg:x2="11.4cm" svg:y2="3.212cm" draw:start-shape="id6" draw:start-glue-point="1" draw:end-shape="id1" draw:end-glue-point="0" svg:d="M11400 1700v1512" svg:viewBox="0 0 1 1513">
          <text:p/>
        </draw:connector>
        <draw:line draw:style-name="gr3" draw:text-style-name="P3" draw:layer="layout" svg:x1="7.9cm" svg:y1="5cm" svg:x2="7.9cm" svg:y2="5.9cm">
          <text:p/>
        </draw:line>
        <draw:line draw:style-name="gr2" draw:text-style-name="P3" draw:layer="layout" svg:x1="7.9cm" svg:y1="5.9cm" svg:x2="2.3cm" svg:y2="5.9cm">
          <text:p/>
        </draw:line>
        <draw:line draw:style-name="gr3" draw:text-style-name="P3" draw:layer="layout" svg:x1="7.925cm" svg:y1="8.588cm" svg:x2="7.925cm" svg:y2="9.488cm">
          <text:p/>
        </draw:line>
        <draw:line draw:style-name="gr2" draw:text-style-name="P3" draw:layer="layout" svg:x1="7.925cm" svg:y1="9.488cm" svg:x2="2.325cm" svg:y2="9.488cm">
          <text:p/>
        </draw:line>
        <draw:line draw:style-name="gr3" draw:text-style-name="P3" draw:layer="layout" svg:x1="7.925cm" svg:y1="12.288cm" svg:x2="7.925cm" svg:y2="13.188cm">
          <text:p/>
        </draw:line>
        <draw:line draw:style-name="gr2" draw:text-style-name="P3" draw:layer="layout" svg:x1="7.925cm" svg:y1="13.188cm" svg:x2="2.325cm" svg:y2="13.188cm">
          <text:p/>
        </draw:line>
        <draw:line draw:style-name="gr3" draw:text-style-name="P3" draw:layer="layout" svg:x1="7.925cm" svg:y1="15.888cm" svg:x2="7.925cm" svg:y2="16.788cm">
          <text:p/>
        </draw:line>
        <draw:line draw:style-name="gr2" draw:text-style-name="P3" draw:layer="layout" svg:x1="7.925cm" svg:y1="16.888cm" svg:x2="2.325cm" svg:y2="16.888cm">
          <text:p/>
        </draw:line>
        <draw:line draw:style-name="gr3" draw:text-style-name="P3" draw:layer="layout" svg:x1="7.925cm" svg:y1="16.088cm" svg:x2="7.925cm" svg:y2="16.988cm">
          <text:p/>
        </draw:line>
        <draw:line draw:style-name="gr3" draw:text-style-name="P3" draw:layer="layout" svg:x1="7.925cm" svg:y1="19.488cm" svg:x2="7.925cm" svg:y2="20.388cm">
          <text:p/>
        </draw:line>
        <draw:line draw:style-name="gr2" draw:text-style-name="P3" draw:layer="layout" svg:x1="7.925cm" svg:y1="20.388cm" svg:x2="2.325cm" svg:y2="20.38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4-08T09:21:37.871442387</meta:creation-date>
    <dc:date>2020-04-28T21:00:31.185561987</dc:date>
    <dc:creator>Jaime Gutierrez</dc:creator>
    <meta:editing-duration>PT1H5M28S</meta:editing-duration>
    <meta:editing-cycles>15</meta:editing-cycles>
    <meta:generator>LibreOffice/6.4.3.2$Linux_X86_64 LibreOffice_project/40$Build-2</meta:generator>
    <meta:document-statistic meta:object-count="22"/>
  </office:meta>
</office:document-meta>
</file>